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5f25" officeooo:paragraph-rsid="00075f25"/>
    </style:style>
    <style:style style:name="P2" style:family="paragraph" style:parent-style-name="Standard">
      <style:text-properties officeooo:rsid="0007e5bc" officeooo:paragraph-rsid="0007e5bc"/>
    </style:style>
    <style:style style:name="P3" style:family="paragraph" style:parent-style-name="Standard">
      <style:text-properties officeooo:rsid="000afb0c" officeooo:paragraph-rsid="000afb0c"/>
    </style:style>
    <style:style style:name="P4" style:family="paragraph" style:parent-style-name="Standard">
      <style:paragraph-properties fo:break-before="page"/>
      <style:text-properties officeooo:rsid="00075f25" officeooo:paragraph-rsid="00075f25"/>
    </style:style>
    <style:style style:name="P5" style:family="paragraph" style:parent-style-name="Standard">
      <style:text-properties officeooo:rsid="000afb0c" officeooo:paragraph-rsid="000afb0c"/>
    </style:style>
    <style:style style:name="P6" style:family="paragraph" style:parent-style-name="Standard">
      <style:text-properties officeooo:rsid="000b099a" officeooo:paragraph-rsid="000b099a"/>
    </style:style>
    <style:style style:name="P7" style:family="paragraph" style:parent-style-name="Standard">
      <style:text-properties officeooo:rsid="000ccdc3" officeooo:paragraph-rsid="000ccdc3"/>
    </style:style>
    <style:style style:name="T1" style:family="text">
      <style:text-properties officeooo:rsid="0007e5bc"/>
    </style:style>
    <style:style style:name="T2" style:family="text">
      <style:text-properties officeooo:rsid="00096716"/>
    </style:style>
    <style:style style:name="T3" style:family="text">
      <style:text-properties style:text-position="super 58%" officeooo:rsid="00096716"/>
    </style:style>
    <style:style style:name="T4" style:family="text">
      <style:text-properties style:text-position="0% 100%" officeooo:rsid="000967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8 Write-up</text:p>
      <text:p text:style-name="P1"/>
      <text:p text:style-name="P1">Part I: <text:span text:style-name="T2">Output from Running Program.</text:span></text:p>
      <text:p text:style-name="P1"/>
      <text:p text:style-name="P3">millerg2@aldenv170:~/CS250/cs250spring2016-millerg2/labs/lab8/src$ java-algs4 Lab8Graphs </text:p>
      <text:p text:style-name="P3">Please enter a valid command, enter help for a list of valid commands. </text:p>
      <text:p text:style-name="P3">Enter exit to terminate the program. </text:p>
      <text:p text:style-name="P3">help </text:p>
      <text:p text:style-name="P3"/>
      <text:p text:style-name="P3">help: displays valid commands that the system takes in. </text:p>
      <text:p text:style-name="P3">cities: list out the cities in which flights depart from or arrive at. </text:p>
      <text:p text:style-name="P3">exit: terminates the program. </text:p>
      <text:p text:style-name="P3">display: displays the edge weighted graph in a well formatted fashion. </text:p>
      <text:p text:style-name="P3">mst: displays the minimum spanning tree of the edge weighted graph. </text:p>
      <text:p text:style-name="P3">miles: displays the shortest path by miles from inputted source to inputted target cities. </text:p>
      <text:p text:style-name="P3">price: displays the cheapest path by least amount of dollars from inputted source to inputted target cities </text:p>
      <text:p text:style-name="P3">flights: displays the path that requires the lest number of flights from an inputted source city to an inputted target city </text:p>
      <text:p text:style-name="P3">trips: displays the trips that can be made with an inputted price limit for flights </text:p>
      <text:p text:style-name="P3">add: allows user to add a trip to the list of valid flights </text:p>
      <text:p text:style-name="P3">remove: allows user to remove a trip from the list of valid flights </text:p>
      <text:p text:style-name="P3"/>
      <text:p text:style-name="P3">Please enter a valid command. </text:p>
      <text:p text:style-name="P3">display </text:p>
      <text:p text:style-name="P3">15 30 </text:p>
      <text:p text:style-name="P3">Flights Leaving or Arriving in Berlin: </text:p>
      <text:p text:style-name="P3">Berlin-Moscow, distance of flight is: 1004.0, price of flight is: 750.0 <text:s/></text:p>
      <text:p text:style-name="P3">Berlin-Rome, distance of flight is: 734.0, price of flight is: 250.0 <text:s/></text:p>
      <text:p text:style-name="P3">Berlin-Paris, distance of flight is: 545.0, price of flight is: 450.0 <text:s/></text:p>
      <text:p text:style-name="P3">Berlin-NewYork, distance of flight is: 3965.0, price of flight is: 2500.0 <text:s/></text:p>
      <text:p text:style-name="P3">Berlin-London, distance of flight is: 579.0, price of flight is: 150.0 <text:s/></text:p>
      <text:p text:style-name="P3"/>
      <text:p text:style-name="P3">Flights Leaving or Arriving in London: </text:p>
      <text:p text:style-name="P3">London-Calcutta, distance of flight is: 4947.0, price of flight is: 725.0 <text:s/></text:p>
      <text:p text:style-name="P3">London-Rome, distance of flight is: 887.0, price of flight is: 225.0 <text:s/></text:p>
      <text:p text:style-name="P3">London-HongKong, distance of flight is: 5982.0, price of flight is: 850.0 <text:s/></text:p>
      <text:p text:style-name="P3">London-Paris, distance of flight is: 213.0, price of flight is: 475.0 <text:s/></text:p>
      <text:p text:style-name="P3">London-NewYork, distance of flight is: 3458.0, price of flight is: 1125.0 <text:s/></text:p>
      <text:p text:style-name="P3">Berlin-London, distance of flight is: 579.0, price of flight is: 150.0 <text:s/></text:p>
      <text:p text:style-name="P3"/>
      <text:p text:style-name="P3">Flights Leaving or Arriving in NewYork: </text:p>
      <text:p text:style-name="P3">NewYork-BuenosAires, distance of flight is: 5297.0, price of flight is: 480.0 <text:s/></text:p>
      <text:p text:style-name="P3">NewYork-Caracas, distance of flight is: 2132.0, price of flight is: 275.0 <text:s/></text:p>
      <text:p text:style-name="P3">NewYork-LosAngeles, distance of flight is: 2451.0, price of flight is: 625.0 <text:s/></text:p>
      <text:p text:style-name="P3">NewYork-Rome, distance of flight is: 4281.0, price of flight is: 1375.0 <text:s/></text:p>
      <text:p text:style-name="P3">NewYork-Paris, distance of flight is: 3624.0, price of flight is: 350.0 <text:s/></text:p>
      <text:p text:style-name="P3">London-NewYork, distance of flight is: 3458.0, price of flight is: 1125.0 <text:s/></text:p>
      <text:p text:style-name="P3"><text:soft-page-break/>Berlin-NewYork, distance of flight is: 3965.0, price of flight is: 2500.0 <text:s/></text:p>
      <text:p text:style-name="P3"/>
      <text:p text:style-name="P3">Flights Leaving or Arriving in Paris: </text:p>
      <text:p text:style-name="P3">Paris-Istanbul, distance of flight is: 1400.0, price of flight is: 525.0 <text:s/></text:p>
      <text:p text:style-name="P3">Paris-Rome, distance of flight is: 697.0, price of flight is: 220.0 <text:s/></text:p>
      <text:p text:style-name="P3">NewYork-Paris, distance of flight is: 3624.0, price of flight is: 350.0 <text:s/></text:p>
      <text:p text:style-name="P3">London-Paris, distance of flight is: 213.0, price of flight is: 475.0 <text:s/></text:p>
      <text:p text:style-name="P3">Berlin-Paris, distance of flight is: 545.0, price of flight is: 450.0 <text:s/></text:p>
      <text:p text:style-name="P3"/>
      <text:p text:style-name="P3">Flights Leaving or Arriving in Tokyo: </text:p>
      <text:p text:style-name="P3">Tokyo-Calcutta, distance of flight is: 3194.0, price of flight is: 1550.0 <text:s/></text:p>
      <text:p text:style-name="P3">Tokyo-LosAngeles, distance of flight is: 5433.0, price of flight is: 1750.0 <text:s/></text:p>
      <text:p text:style-name="P3">Tokyo-HongKong, distance of flight is: 1794.0, price of flight is: 730.0 <text:s/></text:p>
      <text:p text:style-name="P3">Tokyo-Sydney, distance of flight is: 4866.0, price of flight is: 2100.0 <text:s/></text:p>
      <text:p text:style-name="P3"/>
      <text:p text:style-name="P3">Flights Leaving or Arriving in Sydney: </text:p>
      <text:p text:style-name="P3">Sydney-HongKong, distance of flight is: 4584.0, price of flight is: 670.0 <text:s/></text:p>
      <text:p text:style-name="P3">Tokyo-Sydney, distance of flight is: 4866.0, price of flight is: 2100.0 <text:s/></text:p>
      <text:p text:style-name="P3"/>
      <text:p text:style-name="P3">Flights Leaving or Arriving in HongKong: </text:p>
      <text:p text:style-name="P3">HongKong-LosAngeles, distance of flight is: 7195.0, price of flight is: 1390.0 <text:s/></text:p>
      <text:p text:style-name="P3">Sydney-HongKong, distance of flight is: 4584.0, price of flight is: 670.0 <text:s/></text:p>
      <text:p text:style-name="P3">Tokyo-HongKong, distance of flight is: 1794.0, price of flight is: 730.0 <text:s/></text:p>
      <text:p text:style-name="P3">London-HongKong, distance of flight is: 5982.0, price of flight is: 850.0 <text:s/></text:p>
      <text:p text:style-name="P3"/>
      <text:p text:style-name="P3">Flights Leaving or Arriving in Rome: </text:p>
      <text:p text:style-name="P3">Rome-Cairo, distance of flight is: 1320.0, price of flight is: 780.0 <text:s/></text:p>
      <text:p text:style-name="P3">Rome-Moscow, distance of flight is: 1474.0, price of flight is: 130.0 <text:s/></text:p>
      <text:p text:style-name="P3">Paris-Rome, distance of flight is: 697.0, price of flight is: 220.0 <text:s/></text:p>
      <text:p text:style-name="P3">NewYork-Rome, distance of flight is: 4281.0, price of flight is: 1375.0 <text:s/></text:p>
      <text:p text:style-name="P3">London-Rome, distance of flight is: 887.0, price of flight is: 225.0 <text:s/></text:p>
      <text:p text:style-name="P3">Berlin-Rome, distance of flight is: 734.0, price of flight is: 250.0 <text:s/></text:p>
      <text:p text:style-name="P3"/>
      <text:p text:style-name="P3">Flights Leaving or Arriving in LosAngeles: </text:p>
      <text:p text:style-name="P3">LosAngeles-BuenosAires, distance of flight is: 6916.0, price of flight is: 1975.0 <text:s/></text:p>
      <text:p text:style-name="P3">HongKong-LosAngeles, distance of flight is: 7195.0, price of flight is: 1390.0 <text:s/></text:p>
      <text:p text:style-name="P3">Tokyo-LosAngeles, distance of flight is: 5433.0, price of flight is: 1750.0 <text:s/></text:p>
      <text:p text:style-name="P3">NewYork-LosAngeles, distance of flight is: 2451.0, price of flight is: 625.0 <text:s/></text:p>
      <text:p text:style-name="P3"/>
      <text:p text:style-name="P3">Flights Leaving or Arriving in Calcutta: </text:p>
      <text:p text:style-name="P3">Calcutta-Cairo, distance of flight is: 3539.0, price of flight is: 555.0 <text:s/></text:p>
      <text:p text:style-name="P3">Tokyo-Calcutta, distance of flight is: 3194.0, price of flight is: 1550.0 <text:s/></text:p>
      <text:p text:style-name="P3">London-Calcutta, distance of flight is: 4947.0, price of flight is: 725.0 <text:s/></text:p>
      <text:p text:style-name="P3"/>
      <text:p text:style-name="P3">Flights Leaving or Arriving in Caracas: </text:p>
      <text:p text:style-name="P3">Caracas-BuenosAires, distance of flight is: 3168.0, price of flight is: 1690.0 <text:s/></text:p>
      <text:p text:style-name="P3">NewYork-Caracas, distance of flight is: 2132.0, price of flight is: 275.0 <text:s/></text:p>
      <text:p text:style-name="P3"/>
      <text:p text:style-name="P3">Flights Leaving or Arriving in Moscow: </text:p>
      <text:p text:style-name="P3"><text:soft-page-break/>Moscow-Istanbul, distance of flight is: 1091.0, price of flight is: 490.0 <text:s/></text:p>
      <text:p text:style-name="P3">Rome-Moscow, distance of flight is: 1474.0, price of flight is: 130.0 <text:s/></text:p>
      <text:p text:style-name="P3">Berlin-Moscow, distance of flight is: 1004.0, price of flight is: 750.0 <text:s/></text:p>
      <text:p text:style-name="P3"/>
      <text:p text:style-name="P3">Flights Leaving or Arriving in BuenosAires: </text:p>
      <text:p text:style-name="P3">Caracas-BuenosAires, distance of flight is: 3168.0, price of flight is: 1690.0 <text:s/></text:p>
      <text:p text:style-name="P3">LosAngeles-BuenosAires, distance of flight is: 6916.0, price of flight is: 1975.0 <text:s/></text:p>
      <text:p text:style-name="P3">NewYork-BuenosAires, distance of flight is: 5297.0, price of flight is: 480.0 <text:s/></text:p>
      <text:p text:style-name="P3"/>
      <text:p text:style-name="P3">Flights Leaving or Arriving in Istanbul: </text:p>
      <text:p text:style-name="P3">Istanbul-Cairo, distance of flight is: 768.0, price of flight is: 320.0 <text:s/></text:p>
      <text:p text:style-name="P3">Moscow-Istanbul, distance of flight is: 1091.0, price of flight is: 490.0 <text:s/></text:p>
      <text:p text:style-name="P3">Paris-Istanbul, distance of flight is: 1400.0, price of flight is: 525.0 <text:s/></text:p>
      <text:p text:style-name="P3"/>
      <text:p text:style-name="P3">Flights Leaving or Arriving in Cairo: </text:p>
      <text:p text:style-name="P3">Istanbul-Cairo, distance of flight is: 768.0, price of flight is: 320.0 <text:s/></text:p>
      <text:p text:style-name="P3">Calcutta-Cairo, distance of flight is: 3539.0, price of flight is: 555.0 <text:s/></text:p>
      <text:p text:style-name="P3">Rome-Cairo, distance of flight is: 1320.0, price of flight is: 780.0</text:p>
      <text:p text:style-name="P3"/>
      <text:p text:style-name="P3">Please enter a valid command. </text:p>
      <text:p text:style-name="P3">cities </text:p>
      <text:p text:style-name="P3"/>
      <text:p text:style-name="P3">Berlin </text:p>
      <text:p text:style-name="P3">London </text:p>
      <text:p text:style-name="P3">NewYork </text:p>
      <text:p text:style-name="P3">Paris </text:p>
      <text:p text:style-name="P3">Tokyo </text:p>
      <text:p text:style-name="P3">Sydney </text:p>
      <text:p text:style-name="P3">HongKong </text:p>
      <text:p text:style-name="P3">Rome </text:p>
      <text:p text:style-name="P3">LosAngeles </text:p>
      <text:p text:style-name="P3">Calcutta </text:p>
      <text:p text:style-name="P3">Caracas </text:p>
      <text:p text:style-name="P3">Moscow </text:p>
      <text:p text:style-name="P3">BuenosAires </text:p>
      <text:p text:style-name="P3">Istanbul </text:p>
      <text:p text:style-name="P3">Cairo </text:p>
      <text:p text:style-name="P3"/>
      <text:p text:style-name="P3">Enter another command or type exit to terminate the program </text:p>
      <text:p text:style-name="P3">mst </text:p>
      <text:p text:style-name="P3"/>
      <text:p text:style-name="P3">Minimum Spanning Tree is: </text:p>
      <text:p text:style-name="P3">0-3 545.0 450.0 </text:p>
      <text:p text:style-name="P3">1-3 213.0 475.0 </text:p>
      <text:p text:style-name="P3">3-7 697.0 220.0 </text:p>
      <text:p text:style-name="P3">0-11 1004.0 750.0 </text:p>
      <text:p text:style-name="P3">11-13 1091.0 490.0 </text:p>
      <text:p text:style-name="P3">13-14 768.0 320.0 </text:p>
      <text:p text:style-name="P3">1-2 3458.0 1125.0 </text:p>
      <text:p text:style-name="P3"><text:soft-page-break/>2-10 2132.0 275.0 </text:p>
      <text:p text:style-name="P3">2-8 2451.0 625.0 </text:p>
      <text:p text:style-name="P3">10-12 3168.0 1690.0 </text:p>
      <text:p text:style-name="P3">9-14 3539.0 555.0 </text:p>
      <text:p text:style-name="P3">4-9 3194.0 1550.0 </text:p>
      <text:p text:style-name="P3">4-6 1794.0 730.0 </text:p>
      <text:p text:style-name="P3">5-6 4584.0 670.0 </text:p>
      <text:p text:style-name="P3">Total weight of flight distances: 28638.0 </text:p>
      <text:p text:style-name="P3"/>
      <text:p text:style-name="P3">Enter another command or type exit to terminate the program </text:p>
      <text:p text:style-name="P3">miles </text:p>
      <text:p text:style-name="P3">Valid cities are: </text:p>
      <text:p text:style-name="P3"/>
      <text:p text:style-name="P3">Berlin </text:p>
      <text:p text:style-name="P3">London </text:p>
      <text:p text:style-name="P3">NewYork </text:p>
      <text:p text:style-name="P3">Paris </text:p>
      <text:p text:style-name="P3">Tokyo </text:p>
      <text:p text:style-name="P3">Sydney </text:p>
      <text:p text:style-name="P3">HongKong </text:p>
      <text:p text:style-name="P3">Rome </text:p>
      <text:p text:style-name="P3">LosAngeles </text:p>
      <text:p text:style-name="P3">Calcutta </text:p>
      <text:p text:style-name="P3">Caracas </text:p>
      <text:p text:style-name="P3">Moscow </text:p>
      <text:p text:style-name="P3">BuenosAires </text:p>
      <text:p text:style-name="P3">Istanbul </text:p>
      <text:p text:style-name="P3">Cairo </text:p>
      <text:p text:style-name="P3">Please enter the city you wish to depart from. </text:p>
      <text:p text:style-name="P3">Berlin </text:p>
      <text:p text:style-name="P3">Please enter the city you wish to travel to </text:p>
      <text:p text:style-name="P3">HongKong </text:p>
      <text:p text:style-name="P3"/>
      <text:p text:style-name="P3">The shortest path from Berlin to HongKong is: </text:p>
      <text:p text:style-name="P3"/>
      <text:p text:style-name="P3">Berlin to London, This flight is 579.0 miles </text:p>
      <text:p text:style-name="P3">London to HongKong, This flight is 5982.0 miles </text:p>
      <text:p text:style-name="P3">The distance it takes to fly this path is 6561.0 miles. </text:p>
      <text:p text:style-name="P3"/>
      <text:p text:style-name="P3">Command is invalid, please enter a valid command or type exit to terminate the program </text:p>
      <text:p text:style-name="P3">price </text:p>
      <text:p text:style-name="P3">Valid cities are: </text:p>
      <text:p text:style-name="P3"/>
      <text:p text:style-name="P3">Berlin </text:p>
      <text:p text:style-name="P3">London </text:p>
      <text:p text:style-name="P3">NewYork </text:p>
      <text:p text:style-name="P3">Paris </text:p>
      <text:p text:style-name="P3">Tokyo </text:p>
      <text:p text:style-name="P3">Sydney </text:p>
      <text:p text:style-name="P3"><text:soft-page-break/>HongKong </text:p>
      <text:p text:style-name="P3">Rome </text:p>
      <text:p text:style-name="P3">LosAngeles </text:p>
      <text:p text:style-name="P3">Calcutta </text:p>
      <text:p text:style-name="P3">Caracas </text:p>
      <text:p text:style-name="P3">Moscow </text:p>
      <text:p text:style-name="P3">BuenosAires </text:p>
      <text:p text:style-name="P3">Istanbul </text:p>
      <text:p text:style-name="P3">Cairo </text:p>
      <text:p text:style-name="P3">Please enter the city you wish to depart from. </text:p>
      <text:p text:style-name="P3">Berlin </text:p>
      <text:p text:style-name="P3">Please enter the city you wish to travel to </text:p>
      <text:p text:style-name="P3">HongKong </text:p>
      <text:p text:style-name="P3">The cheapest path from Berlin to HongKong is: </text:p>
      <text:p text:style-name="P3"/>
      <text:p text:style-name="P3">Berlin to London, This flight cost $150.0. </text:p>
      <text:p text:style-name="P3">London to HongKong, This flight cost $850.0. </text:p>
      <text:p text:style-name="P3">The total price it takes to fly this path is $1000.0.</text:p>
      <text:p text:style-name="P3"/>
      <text:p text:style-name="P3">Enter another command or type exit to terminate the program </text:p>
      <text:p text:style-name="P3">flights </text:p>
      <text:p text:style-name="P3">Valid cities are: </text:p>
      <text:p text:style-name="P3"/>
      <text:p text:style-name="P3">Berlin </text:p>
      <text:p text:style-name="P3">London </text:p>
      <text:p text:style-name="P3">NewYork </text:p>
      <text:p text:style-name="P3">Paris </text:p>
      <text:p text:style-name="P3">Tokyo </text:p>
      <text:p text:style-name="P3">Sydney </text:p>
      <text:p text:style-name="P3">HongKong </text:p>
      <text:p text:style-name="P3">Rome </text:p>
      <text:p text:style-name="P3">LosAngeles </text:p>
      <text:p text:style-name="P3">Calcutta </text:p>
      <text:p text:style-name="P3">Caracas </text:p>
      <text:p text:style-name="P3">Moscow </text:p>
      <text:p text:style-name="P3">BuenosAires </text:p>
      <text:p text:style-name="P3">Istanbul </text:p>
      <text:p text:style-name="P3">Cairo </text:p>
      <text:p text:style-name="P3">Please enter the city you wish to depart from. </text:p>
      <text:p text:style-name="P3">Berlin </text:p>
      <text:p text:style-name="P3">Please enter the city you wish to travel to. </text:p>
      <text:p text:style-name="P3">Cairo </text:p>
      <text:p text:style-name="P3">The path with the least number of flights from Berlin to Cairo is: </text:p>
      <text:p text:style-name="P3"/>
      <text:p text:style-name="P3">Berlin to Rome. </text:p>
      <text:p text:style-name="P3">Rome to Cairo. </text:p>
      <text:p text:style-name="P3">The total number of flights this path route takes is 2 </text:p>
      <text:p text:style-name="P3"/>
      <text:p text:style-name="P6">Enter another command or type exit to terminate the program</text:p>
      <text:p text:style-name="P6"><text:soft-page-break/>trips</text:p>
      <text:p text:style-name="P6">Please enter the budget you have allocated for your trip</text:p>
      <text:p text:style-name="P6">1200</text:p>
      <text:p text:style-name="P6">List of affordable trips with a budget of $1200.0 is:</text:p>
      <text:p text:style-name="P6">Berlin London Paris Rome Moscow </text:p>
      <text:p text:style-name="P6">City is not connected.</text:p>
      <text:p text:style-name="P6">Trip Berlin-Cairo</text:p>
      <text:p text:style-name="P6">Berlin London NewYork Paris HongKong Rome Calcutta Caracas Moscow Istanbul Cairo </text:p>
      <text:p text:style-name="P6">City is not connected.</text:p>
      <text:p text:style-name="P6">Trip London-Cairo</text:p>
      <text:p text:style-name="P6">Berlin London NewYork Paris Rome LosAngeles Caracas Moscow BuenosAires Istanbul Cairo </text:p>
      <text:p text:style-name="P6">City is not connected.</text:p>
      <text:p text:style-name="P6">Trip NewYork-Cairo</text:p>
      <text:p text:style-name="P6">Berlin London NewYork Paris Rome LosAngeles Calcutta Caracas Moscow BuenosAires Istanbul Cairo </text:p>
      <text:p text:style-name="P6">City is not connected.</text:p>
      <text:p text:style-name="P6">Trip Paris-Cairo</text:p>
      <text:p text:style-name="P6">Tokyo HongKong </text:p>
      <text:p text:style-name="P6">City is not connected.</text:p>
      <text:p text:style-name="P6">Trip Tokyo-Cairo</text:p>
      <text:p text:style-name="P6">Sydney HongKong </text:p>
      <text:p text:style-name="P6">City is not connected.</text:p>
      <text:p text:style-name="P6">Trip Sydney-Cairo</text:p>
      <text:p text:style-name="P6">Berlin London Tokyo Sydney HongKong Rome </text:p>
      <text:p text:style-name="P6">City is not connected.</text:p>
      <text:p text:style-name="P6">Trip HongKong-Cairo</text:p>
      <text:p text:style-name="P6">Berlin London NewYork Paris Rome LosAngeles Caracas Moscow BuenosAires Istanbul Cairo </text:p>
      <text:p text:style-name="P6">City is not connected.</text:p>
      <text:p text:style-name="P6">Trip Rome-Cairo</text:p>
      <text:p text:style-name="P6">NewYork Paris Rome LosAngeles Caracas BuenosAires </text:p>
      <text:p text:style-name="P6">City is not connected.</text:p>
      <text:p text:style-name="P6">Trip LosAngeles-Cairo</text:p>
      <text:p text:style-name="P6">Berlin London Paris Rome Calcutta Moscow Istanbul Cairo </text:p>
      <text:p text:style-name="P6">City is not connected.</text:p>
      <text:p text:style-name="P6">Trip Calcutta-Cairo</text:p>
      <text:p text:style-name="P6">Berlin London NewYork Paris Rome LosAngeles Caracas Moscow BuenosAires Istanbul </text:p>
      <text:p text:style-name="P6">City is not connected.</text:p>
      <text:p text:style-name="P6">Trip Caracas-Cairo</text:p>
      <text:p text:style-name="P6">Berlin London Paris Rome Calcutta Moscow Istanbul Cairo </text:p>
      <text:p text:style-name="P6">City is not connected.</text:p>
      <text:p text:style-name="P6">Trip Moscow-Cairo</text:p>
      <text:p text:style-name="P6">NewYork Paris Rome LosAngeles Caracas Moscow BuenosAires </text:p>
      <text:p text:style-name="P6">City is not connected.</text:p>
      <text:p text:style-name="P6">Trip BuenosAires-Cairo</text:p>
      <text:p text:style-name="P6">Berlin London NewYork Paris Rome Calcutta Caracas Moscow Istanbul Cairo </text:p>
      <text:p text:style-name="P6">City is not connected.</text:p>
      <text:p text:style-name="P6">Trip Istanbul-Cairo</text:p>
      <text:p text:style-name="P6">Berlin London Paris Rome Calcutta Moscow Istanbul Cairo </text:p>
      <text:p text:style-name="P6">City is not connected.</text:p>
      <text:p text:style-name="P6"><text:soft-page-break/>Trip Cairo-Cairo</text:p>
      <text:p text:style-name="P6"/>
      <text:p text:style-name="P7">Enter another command or type exit to terminate the program.</text:p>
      <text:p text:style-name="P7">add</text:p>
      <text:p text:style-name="P7"></text:p>
      <text:p text:style-name="P7">Berlin</text:p>
      <text:p text:style-name="P7">London</text:p>
      <text:p text:style-name="P7">NewYork</text:p>
      <text:p text:style-name="P7">Paris</text:p>
      <text:p text:style-name="P7">Tokyo</text:p>
      <text:p text:style-name="P7">Sydney</text:p>
      <text:p text:style-name="P7">HongKong</text:p>
      <text:p text:style-name="P7">Rome</text:p>
      <text:p text:style-name="P7">LosAngeles</text:p>
      <text:p text:style-name="P7">Calcutta</text:p>
      <text:p text:style-name="P7">Caracas</text:p>
      <text:p text:style-name="P7">Moscow</text:p>
      <text:p text:style-name="P7">BuenosAires</text:p>
      <text:p text:style-name="P7">Istanbul</text:p>
      <text:p text:style-name="P7">Cairo</text:p>
      <text:p text:style-name="P7">Please enter the starting point of the new trip</text:p>
      <text:p text:style-name="P7">Berlin</text:p>
      <text:p text:style-name="P7">Please enter the destination of the new trip</text:p>
      <text:p text:style-name="P7">Cairo</text:p>
      <text:p text:style-name="P7">Please enter the distance of the new trip</text:p>
      <text:p text:style-name="P7">8000</text:p>
      <text:p text:style-name="P7">Please enter the price of the new trip</text:p>
      <text:p text:style-name="P7">875</text:p>
      <text:p text:style-name="P7">Cities are valid.</text:p>
      <text:p text:style-name="P7">Information was added.</text:p>
      <text:p text:style-name="P7"></text:p>
      <text:p text:style-name="P7">Enter another command or type exit to terminate the program.</text:p>
      <text:p text:style-name="P7">remove</text:p>
      <text:p text:style-name="P7"></text:p>
      <text:p text:style-name="P7">Berlin</text:p>
      <text:p text:style-name="P7">London</text:p>
      <text:p text:style-name="P7">NewYork</text:p>
      <text:p text:style-name="P7">Paris</text:p>
      <text:p text:style-name="P7">Tokyo</text:p>
      <text:p text:style-name="P7">Sydney</text:p>
      <text:p text:style-name="P7">HongKong</text:p>
      <text:p text:style-name="P7">Rome</text:p>
      <text:p text:style-name="P7">LosAngeles</text:p>
      <text:p text:style-name="P7">Calcutta</text:p>
      <text:p text:style-name="P7">Caracas</text:p>
      <text:p text:style-name="P7">Moscow</text:p>
      <text:p text:style-name="P7">BuenosAires</text:p>
      <text:p text:style-name="P7">Istanbul</text:p>
      <text:p text:style-name="P7">Cairo</text:p>
      <text:p text:style-name="P7"><text:soft-page-break/>Please enter the starting city</text:p>
      <text:p text:style-name="P7">London</text:p>
      <text:p text:style-name="P7">Please enter the destination city</text:p>
      <text:p text:style-name="P7">HongKong</text:p>
      <text:p text:style-name="P7">Cities are valid</text:p>
      <text:p text:style-name="P7">Information was removed</text:p>
      <text:p text:style-name="P7"></text:p>
      <text:p text:style-name="P7">Enter another command or type exit to terminate the program.</text:p>
      <text:p text:style-name="P7">exit</text:p>
      <text:p text:style-name="P7">Thank you for using the flight calculator, Goodbye.</text:p>
      <text:p text:style-name="P3"/>
      <text:p text:style-name="P3"/>
      <text:p text:style-name="P4">Part II: Downtime Questions</text:p>
      <text:p text:style-name="P1">1) Suppose you use a stack instead of a queue when running BFS. Does it still compute paths? Does it still compute shortest paths?</text:p>
      <text:p text:style-name="P1"><text:tab/><text:span text:style-name="T2">Yes, it is still possible to compute paths in BFS by implementing the search with a stack rather than a queue, but it will not compute shortest paths because vertices will be marked as visited at the time they are pushed into the stack and not when the vertex is actually visited. For this reason, stacks are useful when computing Depth-Frist Searaches.</text:span></text:p>
      <text:p text:style-name="P1"/>
      <text:p text:style-name="P1">2) How many minimum spanning trees are possible in a generic DAG? Why?</text:p>
      <text:p text:style-name="P1"><text:tab/><text:span text:style-name="T1">A generic DAG will have a number of minimum spanning tress equivalent to the number of different topological sorts that exist within the DAG.</text:span></text:p>
      <text:p text:style-name="P1"/>
      <text:p text:style-name="P2">3) If we implemented Eager Prim without a priority queue, instead scanning through all entries in the disTo[] array to find the next vertex to add to the tree, what is the new order of growth for a graph with V vertices and E edges? Would this ever be an appropriate algorithm for Prim?</text:p>
      <text:p text:style-name="P2"><text:tab/><text:span text:style-name="T2">By using a search to find a new vertex the order of growth will become O(V</text:span><text:span text:style-name="T3">2</text:span><text:span text:style-name="T4">), opposed to the constant search time associated with using the priority queue. While the cost of changes in the priority queue when finding new minimums may be higher, there is not really a situation where searching for each new vertex would be beneficial.</text:span></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9:42.092344424</meta:creation-date>
    <dc:date>2016-04-25T17:43:20.521905319</dc:date>
    <meta:editing-duration>PT11M4S</meta:editing-duration>
    <meta:editing-cycles>3</meta:editing-cycles>
    <meta:generator>LibreOffice/4.2.8.2$Linux_X86_64 LibreOffice_project/420m0$Build-2</meta:generator>
    <meta:document-statistic meta:table-count="0" meta:image-count="0" meta:object-count="0" meta:page-count="9" meta:paragraph-count="324" meta:word-count="1878" meta:character-count="12102" meta:non-whitespace-character-count="10154"/>
  </office:meta>
</office:document-meta>
</file>